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master-page-name="First_20_Page">
      <style:paragraph-properties style:page-number="auto"/>
      <style:text-properties style:font-name="Times New Roman1" style:font-name-complex="Times New Roman2"/>
    </style:style>
    <style:style style:name="P4" style:family="paragraph" style:parent-style-name="Standard">
      <style:text-properties style:font-name="Times New Roman1" style:font-name-complex="Times New Roman2"/>
    </style:style>
    <style:style style:name="P5" style:family="paragraph" style:parent-style-name="Standard">
      <style:paragraph-properties fo:text-align="end" style:justify-single-word="false"/>
      <style:text-properties style:font-name="Times New Roman1" fo:font-size="20pt" style:font-size-asian="20pt" style:font-name-complex="Times New Roman2"/>
    </style:style>
    <style:style style:name="P6" style:family="paragraph" style:parent-style-name="Standard">
      <style:paragraph-properties fo:text-align="end" style:justify-single-word="false"/>
      <style:text-properties style:font-name="Times New Roman1" fo:font-size="16pt" style:font-size-asian="16pt" style:font-name-complex="Times New Roman2"/>
    </style:style>
    <style:style style:name="P7" style:family="paragraph" style:parent-style-name="Standard">
      <style:text-properties style:font-name="Times New Roman1" fo:font-size="16pt" style:font-size-asian="16pt" style:font-name-complex="Times New Roman2"/>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fo:text-align="justify" style:justify-single-word="false"/>
      <style:text-properties officeooo:paragraph-rsid="0015c0cc"/>
    </style:style>
    <style:style style:name="P11" style:family="paragraph" style:parent-style-name="Standard">
      <style:paragraph-properties fo:text-align="justify" style:justify-single-word="false"/>
      <style:text-properties officeooo:paragraph-rsid="0015eb28"/>
    </style:style>
    <style:style style:name="P12" style:family="paragraph" style:parent-style-name="Standard">
      <style:paragraph-properties fo:text-align="start" style:justify-single-word="false"/>
      <style:text-properties officeooo:rsid="0014441a" officeooo:paragraph-rsid="0014441a"/>
    </style:style>
    <style:style style:name="P13" style:family="paragraph" style:parent-style-name="Standard">
      <style:paragraph-properties fo:text-align="start" style:justify-single-word="false"/>
      <style:text-properties officeooo:rsid="0014441a" officeooo:paragraph-rsid="0014cf27"/>
    </style:style>
    <style:style style:name="P14" style:family="paragraph" style:parent-style-name="Standard">
      <style:paragraph-properties fo:text-align="center" style:justify-single-word="false" fo:break-before="page"/>
      <style:text-properties fo:font-weight="bold" officeooo:rsid="0014b3ba" officeooo:paragraph-rsid="0014b3ba" style:font-weight-asian="bold" style:font-weight-complex="bold"/>
    </style:style>
    <style:style style:name="P15" style:family="paragraph" style:parent-style-name="Standard">
      <style:paragraph-properties fo:text-align="start" style:justify-single-word="false"/>
      <style:text-properties fo:font-weight="normal" officeooo:rsid="0014cf27" officeooo:paragraph-rsid="0014cf27" style:font-weight-asian="normal" style:font-weight-complex="normal"/>
    </style:style>
    <style:style style:name="P16" style:family="paragraph" style:parent-style-name="Standard">
      <style:paragraph-properties fo:text-align="start" style:justify-single-word="false"/>
      <style:text-properties fo:font-weight="normal" officeooo:rsid="0015bd12" officeooo:paragraph-rsid="0015bd12" style:font-weight-asian="normal" style:font-weight-complex="normal"/>
    </style:style>
    <style:style style:name="P17" style:family="paragraph" style:parent-style-name="Standard">
      <style:paragraph-properties fo:break-before="page"/>
      <style:text-properties style:font-name="Times New Roman" fo:font-size="12pt" style:font-size-asian="12pt" style:font-size-complex="12pt"/>
    </style:style>
    <style:style style:name="P18" style:family="paragraph" style:parent-style-name="Standard">
      <style:text-properties style:font-name="Times New Roman" fo:font-size="12pt" officeooo:rsid="001202f0" officeooo:paragraph-rsid="001202f0" style:font-size-asian="12pt" style:font-size-complex="12pt"/>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paragraph-properties fo:text-align="start" style:justify-single-word="false"/>
      <style:text-properties style:font-name="Times New Roman" fo:font-size="12pt" officeooo:rsid="0014441a" officeooo:paragraph-rsid="0014441a" style:font-size-asian="12pt" style:font-size-complex="12pt"/>
    </style:style>
    <style:style style:name="P21" style:family="paragraph" style:parent-style-name="Standard">
      <style:text-properties style:font-name="Times New Roman" fo:font-size="12pt" officeooo:rsid="0014441a" officeooo:paragraph-rsid="0014441a" style:font-size-asian="12pt" style:font-size-complex="12pt"/>
    </style:style>
    <style:style style:name="P22" style:family="paragraph" style:parent-style-name="Standard">
      <style:paragraph-properties fo:break-before="page"/>
      <style:text-properties style:font-name="Times New Roman" fo:font-size="12pt" officeooo:rsid="0014441a" officeooo:paragraph-rsid="0014441a" style:font-size-asian="12pt" style:font-size-complex="12pt"/>
    </style:style>
    <style:style style:name="P23" style:family="paragraph" style:parent-style-name="Standard">
      <style:text-properties style:font-name="Times New Roman" fo:font-size="12pt" officeooo:rsid="0015eb28" officeooo:paragraph-rsid="0015eb28" style:font-size-asian="12pt" style:font-size-complex="12pt"/>
    </style:style>
    <style:style style:name="P24" style:family="paragraph" style:parent-style-name="Standard">
      <style:text-properties style:font-name="Times New Roman" fo:font-size="12pt" officeooo:rsid="00162970" officeooo:paragraph-rsid="00162970" style:font-size-asian="12pt" style:font-size-complex="12pt"/>
    </style:style>
    <style:style style:name="P25" style:family="paragraph" style:parent-style-name="Standard">
      <style:paragraph-properties fo:text-align="center" style:justify-single-word="false"/>
      <style:text-properties style:font-name="Times New Roman" fo:font-size="12pt" fo:font-weight="bold" officeooo:rsid="0014441a" officeooo:paragraph-rsid="0014441a"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Times New Roman" fo:font-size="12pt" fo:font-weight="normal" officeooo:rsid="0014441a" officeooo:paragraph-rsid="0014441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officeooo:paragraph-rsid="0014441a"/>
    </style:style>
    <style:style style:name="P28" style:family="paragraph" style:parent-style-name="Standard">
      <style:paragraph-properties fo:text-align="center" style:justify-single-word="false" fo:break-before="page"/>
      <style:text-properties style:font-name="Times new roman" fo:font-size="12pt" fo:font-weight="bold" officeooo:rsid="0015c0cc" officeooo:paragraph-rsid="0015c0cc" style:font-size-asian="12pt" style:font-weight-asian="bold" style:font-size-complex="12pt" style:font-weight-complex="bold"/>
    </style:style>
    <style:style style:name="P29" style:family="paragraph" style:parent-style-name="Standard">
      <style:paragraph-properties fo:text-align="start" style:justify-single-word="false"/>
      <style:text-properties style:font-name="Times new roman" fo:font-size="12pt" fo:font-weight="normal" officeooo:rsid="0015c0cc" officeooo:paragraph-rsid="0015c0cc" style:font-size-asian="12pt" style:font-weight-asian="normal" style:font-size-complex="12pt" style:font-weight-complex="normal"/>
    </style:style>
    <style:style style:name="T1" style:family="text">
      <style:text-properties style:font-name="Times New Roman1" style:font-name-complex="Times New Roman2"/>
    </style:style>
    <style:style style:name="T2" style:family="text">
      <style:text-properties style:font-name="Times New Roman1" fo:font-size="36pt" fo:font-weight="bold" style:font-size-asian="36pt" style:font-weight-asian="bold" style:font-name-complex="Times New Roman2"/>
    </style:style>
    <style:style style:name="T3" style:family="text">
      <style:text-properties style:font-name="Times New Roman1" fo:font-size="20pt" style:font-size-asian="20pt" style:font-name-complex="Times New Roman2"/>
    </style:style>
    <style:style style:name="T4" style:family="text">
      <style:text-properties style:font-name="Times New Roman1" fo:font-size="20pt" officeooo:rsid="001074b9" style:font-size-asian="20pt" style:font-name-complex="Times New Roman2"/>
    </style:style>
    <style:style style:name="T5" style:family="text">
      <style:text-properties style:font-name="Times New Roman1" fo:font-size="20pt" officeooo:rsid="001202f0" style:font-size-asian="20pt" style:font-name-complex="Times New Roman2"/>
    </style:style>
    <style:style style:name="T6" style:family="text">
      <style:text-properties style:font-name="Times New Roman1" fo:font-size="16pt" style:font-size-asian="16pt" style:font-name-complex="Times New Roman2"/>
    </style:style>
    <style:style style:name="T7" style:family="text">
      <style:text-properties style:font-name="Times New Roman1" fo:font-size="16pt" officeooo:rsid="001074b9" style:font-size-asian="16pt" style:font-name-complex="Times New Roman2"/>
    </style:style>
    <style:style style:name="T8" style:family="text">
      <style:text-properties style:font-name="Times New Roman1" fo:font-size="16pt" fo:font-style="italic" style:font-size-asian="16pt" style:font-style-asian="italic" style:font-name-complex="Times New Roman2"/>
    </style:style>
    <style:style style:name="T9" style:family="text">
      <style:text-properties style:font-name="Times New Roman1" fo:font-size="12pt" fo:font-weight="bold" style:font-size-asian="12pt" style:font-weight-asian="bold" style:font-name-complex="Times New Roman2"/>
    </style:style>
    <style:style style:name="T10" style:family="text">
      <style:text-properties style:font-name="Times New Roman1" fo:font-size="12pt" style:font-size-asian="12pt" style:font-name-complex="Times New Roman2"/>
    </style:style>
    <style:style style:name="T11" style:family="text">
      <style:text-properties fo:font-weight="normal" style:font-weight-asian="normal" style:font-weight-complex="normal"/>
    </style:style>
    <style:style style:name="T12" style:family="text">
      <style:text-properties fo:font-weight="bold" style:font-weight-asian="bold" style:font-name-complex="Times New Roman2"/>
    </style:style>
    <style:style style:name="T13" style:family="text">
      <style:text-properties style:font-name-complex="Times New Roman2"/>
    </style:style>
    <style:style style:name="T14" style:family="text">
      <style:text-properties officeooo:rsid="0013dd6c" style:font-name-complex="Times New Roman2"/>
    </style:style>
    <style:style style:name="T15" style:family="text">
      <style:text-properties style:font-name="Times New Roman" fo:font-size="12pt" fo:font-weight="normal" officeooo:rsid="0014441a" style:font-size-asian="12pt" style:font-weight-asian="normal" style:font-size-complex="12pt" style:font-weight-complex="normal"/>
    </style:style>
    <style:style style:name="T16" style:family="text">
      <style:text-properties style:font-name="Times New Roman" fo:font-size="12pt" style:font-size-asian="12pt" style:font-name-complex="Times New Roman2" style:font-size-complex="12pt"/>
    </style:style>
    <style:style style:name="T17" style:family="text">
      <style:text-properties style:font-name="Times New Roman" fo:font-size="12pt" officeooo:rsid="0015c0cc" style:font-size-asian="12pt" style:font-name-complex="Times New Roman2" style:font-size-complex="12pt"/>
    </style:style>
    <style:style style:name="T18" style:family="text">
      <style:text-properties style:font-name="Times New Roman" fo:font-size="12pt" officeooo:rsid="0015eb28" style:font-size-asian="12pt" style:font-name-complex="Times New Roman2" style:font-size-complex="12pt"/>
    </style:style>
    <style:style style:name="T19" style:family="text">
      <style:text-properties style:font-name="Times new roman" fo:font-size="12pt" style:font-size-asian="12pt" style:font-size-complex="12pt"/>
    </style:style>
    <style:style style:name="T20" style:family="text">
      <style:text-properties style:font-name="Times new roman" fo:font-size="12pt" officeooo:rsid="0014441a" style:font-size-asian="12pt" style:font-size-complex="12pt"/>
    </style:style>
    <style:style style:name="T21" style:family="text">
      <style:text-properties style:font-name="Times new roman" fo:font-size="12pt" style:font-size-asian="12pt" style:font-name-complex="Times New Roman2" style:font-size-complex="12pt"/>
    </style:style>
    <style:style style:name="T22" style:family="text">
      <style:text-properties style:font-name="Times new roman" fo:font-size="12pt" officeooo:rsid="0015c0cc" style:font-size-asian="12pt" style:font-name-complex="Times New Roman2" style:font-size-complex="12pt"/>
    </style:style>
    <style:style style:name="T23" style:family="text">
      <style:text-properties style:text-position="super 58%"/>
    </style:style>
    <style:style style:name="T24" style:family="text">
      <style:text-properties style:text-position="super 58%" style:font-name="Times new roman" fo:font-size="12pt" style:font-size-asian="12pt" style:font-size-complex="12pt"/>
    </style:style>
    <style:style style:name="T25" style:family="text">
      <style:text-properties style:text-position="super 58%" style:font-name="Times new roman" fo:font-size="12pt" officeooo:rsid="0014441a" style:font-size-asian="12pt" style:font-size-complex="12pt"/>
    </style:style>
    <style:style style:name="T26" style:family="text">
      <style:text-properties style:text-position="super 58%" style:font-name="Times new roman" fo:font-size="12pt" style:font-size-asian="12pt" style:font-name-complex="Times New Roman2" style:font-size-complex="12pt"/>
    </style:style>
    <style:style style:name="T27" style:family="text">
      <style:text-properties style:text-position="super 58%" style:font-name="Times New Roman" fo:font-size="12pt" style:font-size-asian="12pt" style:font-name-complex="Times New Roman2" style:font-size-complex="12pt"/>
    </style:style>
    <style:style style:name="T28" style:family="text">
      <style:text-properties style:text-position="super 58%" style:font-name="Times New Roman" fo:font-size="12pt" officeooo:rsid="0015eb28" style:font-size-asian="12pt" style:font-name-complex="Times New Roman2" style:font-size-complex="12pt"/>
    </style:style>
    <style:style style:name="T29" style:family="text">
      <style:text-properties style:text-position="0% 100%"/>
    </style:style>
    <style:style style:name="T30" style:family="text">
      <style:text-properties style:text-position="0% 100%" style:font-name="Times new roman" fo:font-size="12pt" style:font-size-asian="12pt" style:font-size-complex="12pt"/>
    </style:style>
    <style:style style:name="T31" style:family="text">
      <style:text-properties style:text-position="0% 100%" style:font-name="Times new roman" fo:font-size="12pt" officeooo:rsid="0014441a" style:font-size-asian="12pt" style:font-size-complex="12pt"/>
    </style:style>
    <style:style style:name="T32" style:family="text">
      <style:text-properties style:text-position="0% 100%" style:font-name="Times new roman" fo:font-size="12pt" style:font-size-asian="12pt" style:font-name-complex="Times New Roman2" style:font-size-complex="12pt"/>
    </style:style>
    <style:style style:name="T33" style:family="text">
      <style:text-properties style:text-position="0% 100%" style:font-name="Times New Roman" fo:font-size="12pt" style:font-size-asian="12pt" style:font-name-complex="Times New Roman2" style:font-size-complex="12pt"/>
    </style:style>
    <style:style style:name="T34" style:family="text">
      <style:text-properties style:text-position="0% 100%" style:font-name="Times New Roman" fo:font-size="12pt" fo:font-weight="normal" style:font-size-asian="12pt" style:font-weight-asian="normal" style:font-size-complex="12pt" style:font-weight-complex="normal"/>
    </style:style>
    <style:style style:name="T35" style:family="text">
      <style:text-properties style:text-position="0% 100%" style:font-name="Times New Roman" fo:font-size="12pt" fo:font-weight="normal" style:font-size-asian="12pt" style:font-weight-asian="normal" style:font-name-complex="Times New Roman2"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8" loext:marker-style-name="T2"><text:span text:style-name="T2">REPORT</text:span></text:p>
      <text:p text:style-name="P5" loext:marker-style-name="T3"/>
      <text:p text:style-name="P9" loext:marker-style-name="T3"><text:span text:style-name="T3">Laboratory work No. </text:span><text:span text:style-name="T5">5</text:span></text:p>
      <text:p text:style-name="P9" loext:marker-style-name="T3"><text:span text:style-name="T3">Course: </text:span><text:span text:style-name="T4">Cryptography and Security</text:span></text:p>
      <text:p text:style-name="P9" loext:marker-style-name="T3"><text:span text:style-name="T3">Theme: </text:span><text:span text:style-name="T5">Public Key Encryption</text:span></text:p>
      <text:p text:style-name="P6" loext:marker-style-name="T6"/>
      <text:p text:style-name="P6" loext:marker-style-name="T6"/>
      <text:p text:style-name="P9" loext:marker-style-name="T6"><text:span text:style-name="T8">Author:</text:span><text:span text:style-name="T6"> Corneliu Catlabuga<text:line-break/>FAF-213</text:span></text:p>
      <text:p text:style-name="P6" loext:marker-style-name="T6"/>
      <text:p text:style-name="P9" loext:marker-style-name="T6"><text:span text:style-name="T8">Checked by:</text:span><text:span text:style-name="T6"> univ. assist.<text:line-break/></text:span><text:span text:style-name="T7">Cătălin Mîțu</text:span></text:p>
      <text:p text:style-name="P7" loext:marker-style-name="T6"><text:bookmark text:name="_GoBack"/></text:p>
      <text:p text:style-name="P17"><text:span text:style-name="T12">Objective:</text:span></text:p>
      <text:p text:style-name="P18"><text:span text:style-name="T13">Use different types of Public Key Encryption to encrypt, send and decrypt a message.</text:span></text:p>
      <text:p text:style-name="P19"><text:span text:style-name="T12">Task:</text:span></text:p>
      <text:p text:style-name="P18"><text:span text:style-name="T13">1. Encrypt a message using the RSA algorithm, send it and decrypt it on the other side</text:span></text:p>
      <text:p text:style-name="P18"><text:span text:style-name="T13">2. Encrypt a message using the ElGamal algorithm, send it and decrypt it on the other side</text:span></text:p>
      <text:p text:style-name="P18"><text:span text:style-name="T13">3. Execute a private key exchange using the Deiffie-Hleman algorithm</text:span></text:p>
      <text:p text:style-name="P19"><text:span text:style-name="T12">Theoretical considerations:</text:span></text:p>
      <text:p text:style-name="P20"><text:span text:style-name="T14">F</text:span><text:span text:style-name="T13">or task 1 and 2:</text:span></text:p>
      <text:p text:style-name="P20"><text:span text:style-name="T13">Text Message = “Catlabuga Corneliu”</text:span></text:p>
      <text:p text:style-name="P20"><text:span text:style-name="T13">ASCII to Hex = 4361746C616275676120436F726E656C6975</text:span></text:p>
      <text:p text:style-name="P20"><text:span text:style-name="T13">Hex to Decimal = 5869685300210033754487172484267118152149365</text:span></text:p>
      <text:p text:style-name="P20"><text:span text:style-name="T13">For tasks 2 and 3:</text:span></text:p>
      <text:p text:style-name="P20"><text:span text:style-name="T13">p=32317006071311007300153513477825163362488057133489075174588434139269806834136210002792056362640164685458556357935330816928829023080573472625273554742461245741026202527916572972862706300325263428213145766931414223654220941111348629991657478268034230553086349050635557712219187890332729569696129743856241741236237225197346402691855797767976823014625397933058015226858730761197532436467475855460715043896844940366130497697812854295958659597567051283852132784468522925504568272879113720098931873959143374175837826000278034973198552060607533234122603254684088120031105907484281003994966956119696956248629032338072839127039 </text:span></text:p>
      <text:p text:style-name="P20"><text:span text:style-name="T13">g=2</text:span></text:p>
      <text:p text:style-name="P21"/>
      <text:p text:style-name="P22"><text:span text:style-name="T12">Implementation, practical results:</text:span></text:p>
      <text:p text:style-name="P25">RSA Algorithm:</text:p>
      <text:p text:style-name="P26">1. Generate p and q:</text:p>
      <text:p text:style-name="P26">p = 11862705775881898458239180218622773125133000869411466453278592023005358948997068434683002224018322992869190496930772631938315165871426513687540132360253548709292529895855167274524151698517470593639023236671484035454207586824026710892373995422583857027073820547150977869191916801163752894104813067023335009573975944576201511103460657</text:p>
      <text:p text:style-name="P26">q = 2135846488775348014971980626249973427071788038258153351951714090729344879351955600504111900724428649141208205888272567514961971864515905669607373987396051834510933674072059080845439452290160230922971141059922209292487785522706333355972409306916320464457562364598938475335354862608928079</text:p>
      <text:p text:style-name="P20"><text:span text:style-name="T11">2. Compute n p * q:</text:span></text:p>
      <text:p text:style-name="P26">n = 25336918478792393300329446991150797078282603125157943575358932048882795232361339077330887394049993830666386446749019180170273665513170275435284802133330646474930515852066708427965751630786709292768009551569578330039542555091074287826596862796859804786090276444479329459227534120069744569972694142834420817471711885762160860516294646238758586562188223458766862320880267400713551400627113145843097910378547335475433975742870273444183160804806771030740943933325242112205115021681051568197446945613435043851057891805923257777229452894769353417455903426853537289234298676607065192078226388914927689367446623791802119087903</text:p>
      <text:p text:style-name="P26">3. Compute f = (p – 1) * (q – 1):</text:p>
      <text:p text:style-name="P26">f = 12668459239396196650164723495575398539141301562578971787679466024441397616180669538665443697024996915333193223374509590085136832756585137717642401066665323237465257926033354213982875815393354646384004775784789165019771277545537143913298431398429902393045138222239664729613767060034872279054994183476261179616265833569693867691646887345722822254124092740713643536919202822961644562075384162469255125130518022602333800102227930737700829671526086732821766558093051536073873448418235266561187881597862758792195111169880037621501553669885633210713031894045072695492070770222432085472347454008776758226513356117714203349584</text:p>
      <text:p text:style-name="P26">4. Generate e for which gcd(f, e) = 1:</text:p>
      <text:p text:style-name="P26">e = 65537</text:p>
      <text:p text:style-name="P27"><text:span text:style-name="T15">5. Generate d </text:span><text:span text:style-name="T19">≡ </text:span><text:span text:style-name="T20">e</text:span><text:span text:style-name="T25">-1 </text:span><text:span text:style-name="T31">(mod f):</text:span></text:p>
      <text:p text:style-name="P12"><text:soft-page-break/><text:span text:style-name="T30">d = 7593884694442522321768179234992134696586142665760027262141810317380720895855129206806414020135602847534438497036294142949701702471007936512772658588338606029934581345258713708230728846418480206344440966426681757599550095951545336201442374193010340960232818942897679614612765902520255084649517776185436019976883337226077232590236781808394053317259944509497466871353142238736106422648755158499850276801690655933788292674611658437685232672321014347603691033075751554002504210157779154475430152868944847630367348861082095273825297708492257818985633427797437796090849447002277255257048228187661854325473811664928246312593</text:span></text:p>
      <text:p text:style-name="P12"><text:span text:style-name="T30">6. Encrypt the message using c</text:span><text:span text:style-name="T34"> </text:span><text:span text:style-name="T30">≡ m</text:span><text:span text:style-name="T24">e </text:span><text:span text:style-name="T30">(mod n):</text:span></text:p>
      <text:p text:style-name="P12"><text:span text:style-name="T30">msg = </text:span><text:span text:style-name="T33">5869685300210033754487172484267118152149365<text:line-break/>c = 7049631036082528994971883076360103297956539900755168198735643080980989694375107334891609741872627131911610345989455041206078202497826227090679737331214246534642661221068512265679676414171135187793534641681935617206418988923146125505749911373350193587705320487884458183884579213015990008732432253458944451298482503325469782133132019938173738106236333108648518774665275181132676062366056763212128303903503418999742005506516850560016403264899749567187461021045887146028391991808589772544904552155716125203123602593966248628738015541496761684610988223361064466606323892188291052964440202068183923531017298012354150242166</text:span></text:p>
      <text:p text:style-name="P12"><text:span text:style-name="T33">7. Decrypt the message using </text:span><text:span text:style-name="T32">m</text:span><text:span text:style-name="T35"> </text:span><text:span text:style-name="T32">≡ c</text:span><text:span text:style-name="T26">d </text:span><text:span text:style-name="T32">(mod n):</text:span></text:p>
      <text:p text:style-name="P12"><text:span text:style-name="T32">m = 5869685300210033754487172484267118152149365</text:span></text:p>
      <text:p text:style-name="P12"><text:span text:style-name="T32"/></text:p>
      <text:p text:style-name="P14"><text:span text:style-name="T32">ElGamal Algorithm</text:span></text:p>
      <text:p text:style-name="P15"><text:span text:style-name="T32">1. Bob generates p, g and PrivK_B:</text:span></text:p>
      <text:p text:style-name="P15"><text:span text:style-name="T32">p = 32317006071311007300153513477825163362488057133489075174588434139269806834136210002792056362640164685458556357935330816928829023080573472625273554742461245741026202527916572972862706300325263428213145766931414223654220941111348629991657478268034230553086349050635557712219187890332729569696129743856241741236237225197346402691855797767976823014625397933058015226858730761197532436467475855460715043896844940366130497697812854295958659597567051283852132784468522925504568272879113720098931873959143374175837826000278034973198552060607533234122603254684088120031105907484281003994966956119696956248629032338072839127039</text:span></text:p>
      <text:p text:style-name="P15"><text:span text:style-name="T32">g = 2</text:span></text:p>
      <text:p text:style-name="P15"><text:span text:style-name="T32">PrivK_B = 963</text:span></text:p>
      <text:p text:style-name="P15"><text:span text:style-name="T32">2. Bob computes PublK_B = b</text:span><text:span text:style-name="T26">PrivK_B</text:span><text:span text:style-name="T32"> mod p:</text:span></text:p>
      <text:p text:style-name="P15"><text:span text:style-name="T32">PublK_B = 77962512091199992642827059103001506487009814860760060214943251657703589526131408819724920527056082073802439329851269345467673358921624752372623898370501227356250221599651784238966317243920429186822396747833747030989484783403158999565970908923751724902621910424834220376654628719935312887808</text:span></text:p>
      <text:p text:style-name="P15"><text:span text:style-name="T32">3. Bob sends p, g and PublK_B to Alice</text:span></text:p>
      <text:p text:style-name="P15"><text:span text:style-name="T32">4. Alice generates PrivK_A:</text:span></text:p>
      <text:p text:style-name="P15"><text:span text:style-name="T32">PrivK_A = 651</text:span></text:p>
      <text:p text:style-name="P15"><text:span text:style-name="T32">5. Alice computes PublK_A = g</text:span><text:span text:style-name="T26">PrivK_A</text:span><text:span text:style-name="T32"> mod p:</text:span></text:p>
      <text:p text:style-name="P15"><text:span text:style-name="T32">PublK_A = 9343878384890255807777119448474196633381331982845050737826186276657715542443371287564109437577976626746659450006721346172290467269376897020421450382791094657540085093089822617769726345721044533248</text:span></text:p>
      <text:p text:style-name="P15"><text:span text:style-name="T32">6. Alice computes MaskK = PublK_B</text:span><text:span text:style-name="T26">PrivK_A </text:span><text:span text:style-name="T32">mod p:</text:span></text:p>
      <text:p text:style-name="P15"><text:span text:style-name="T32">MaskK = 18349944224017120570938843117591721252069269201157466703404805739767075068881038371942805648478966809355267670977926981490142515887191546208203428142996461984748143212988012955657040274235906038598085874796876734247277364577682057521962579180597724400522359385610476807476719180241172811841795026372297817876137678181388384512557643388844492330551868903746154259262687451458862975663759232780817802368327155612186079834591773757045690611387263182157551886068559187259393098841248144244524224922554616205353046119481976187852040654742942877181715644338019906932925900525610873465404884615746447084066299447004906951519</text:span></text:p>
      <text:p text:style-name="P15"><text:soft-page-break/><text:span text:style-name="T32">7. Alice encrypts the message c = msg * MaskK mod p:</text:span></text:p>
      <text:p text:style-name="P13"><text:span text:style-name="T32">msg = </text:span><text:span text:style-name="T33">5869685300210033754487172484267118152149365</text:span></text:p>
      <text:p text:style-name="P15"><text:span text:style-name="T32">c = 107708397871387307243567855353896682439608577761644563005443807667316077425835579873671204198312033960026736294031260089545653055892915509628846077288701770473171424583332817838914809813209704190935603086673561372200824146760892019405197534577468559073491258690162260032126698446105322527028277564436742448913114316877144255303994928357734949513137662928008378271311488490628899915126425034635180355144587740588553621187665669962738728282247965126914382315101386929029251254081528741647574347463953138393149027355530350564652084230615323949393583624336513541141454728908129678248542165117083298766278363909890868784552209192725985074560514299919596799701635435</text:span></text:p>
      <text:p text:style-name="P16"><text:span text:style-name="T32">8. Alice sends PublK_A and c to Bob.</text:span></text:p>
      <text:p text:style-name="P16"><text:span text:style-name="T32">9. Bob computes MaskK = PublK_A</text:span><text:span text:style-name="T26">PrivK_B</text:span><text:span text:style-name="T32"> mod p:</text:span></text:p>
      <text:p text:style-name="P16"><text:span text:style-name="T32">MaskK = 18349944224017120570938843117591721252069269201157466703404805739767075068881038371942805648478966809355267670977926981490142515887191546208203428142996461984748143212988012955657040274235906038598085874796876734247277364577682057521962579180597724400522359385610476807476719180241172811841795026372297817876137678181388384512557643388844492330551868903746154259262687451458862975663759232780817802368327155612186079834591773757045690611387263182157551886068559187259393098841248144244524224922554616205353046119481976187852040654742942877181715644338019906932925900525610873465404884615746447084066299447004906951519</text:span></text:p>
      <text:p text:style-name="P16"><text:span text:style-name="T32">10. Bob decripts the message msg = c * MaskK</text:span><text:span text:style-name="T26">-1</text:span><text:span text:style-name="T32"> mod p:</text:span></text:p>
      <text:p text:style-name="P16"><text:span text:style-name="T32">msg = 5869685300210033754487172484267118152149365</text:span></text:p>
      <text:p text:style-name="P16"><text:span text:style-name="T32"/></text:p>
      <text:p text:style-name="P28">Diffie-Helman Exchange</text:p>
      <text:p text:style-name="P29">1. Alice and Bob exchange p and g:</text:p>
      <text:p text:style-name="P29">p = 32317006071311007300153513477825163362488057133489075174588434139269806834136210002792056362640164685458556357935330816928829023080573472625273554742461245741026202527916572972862706300325263428213145766931414223654220941111348629991657478268034230553086349050635557712219187890332729569696129743856241741236237225197346402691855797767976823014625397933058015226858730761197532436467475855460715043896844940366130497697812854295958659597567051283852132784468522925504568272879113720098931873959143374175837826000278034973198552060607533234122603254684088120031105907484281003994966956119696956248629032338072839127039</text:p>
      <text:p text:style-name="P29">g = 2</text:p>
      <text:p text:style-name="P29">2. Alice generates a and computes PublA = g<text:span text:style-name="T23">a</text:span> mod p:</text:p>
      <text:p text:style-name="P29">a = 62</text:p>
      <text:p text:style-name="P29">PublA = 4611686018427387904</text:p>
      <text:p text:style-name="P29">3. Bob generates b and computes PublB = g<text:span text:style-name="T23">b</text:span> mod p:</text:p>
      <text:p text:style-name="P29">b = 17</text:p>
      <text:p text:style-name="P29">PublB = 131072</text:p>
      <text:p text:style-name="P29">4. Bob and Alice exchange PublB and PublA</text:p>
      <text:p text:style-name="P29">5. Alice computes (Shared Secret) SSA = PublB<text:span text:style-name="T23">a</text:span> mod p:</text:p>
      <text:p text:style-name="P29">SSA = 193025830561934107162947985381047541665608072055952185017491682078771915023799273387871154500424503798663213600460826789274033295999330021731389427128542432710187362934652673115221889249890533772697227171395058697282798274445240687006095271729621464100656563293799180557568945517759802372156455525060659659679134121984</text:p>
      <text:p text:style-name="P29">6. Bob computes (Shared Secret) SSB = PublA<text:span text:style-name="T23">b</text:span> mod p:</text:p>
      <text:p text:style-name="P29">SSB = 193025830561934107162947985381047541665608072055952185017491682078771915023799273387871154500424503798663213600460826789274033295999330021731389427128542432710187362934652673115221889249890533772697227171395058697282798274445240687006095271729621464100656563293799180557568945517759802372156455525060659659679134121984</text:p>
      <text:p text:style-name="P17"><text:span text:style-name="T12">Conclusions:</text:span></text:p>
      <text:p text:style-name="P10"><text:span text:style-name="T22">1. The RSA algorithm can be used to encrypt a message using a publicly know key and decrypted only by the party that generated the public key using the private key. </text:span><text:span text:style-name="T21">RSA encryption is commonly used in securing sensitive data transmitted over the internet, such as in HTTPS connections for secure communication on websites or in securing emails by providing a method for secure data transmission through public key encryption.</text:span></text:p>
      <text:p text:style-name="P10"><text:span text:style-name="T17">2. The ElGamal encryption algorithm operates by using a recipient's public key to encrypt a message and then requires the recipient's private key to decrypt the message, ensuring secure communication through asymmetric key cryptography. The ElGamal algorithm is utilized in various secure communication systems, including digital signatures, key exchanges, and secure messaging protocols, offering a method for secure encryption and decryption, particularly in scenarios where asymmetric cryptography is required, such as in secure messaging applications or protocols.</text:span><text:span text:style-name="T17"/></text:p>
      <text:p text:style-name="P11"><text:span text:style-name="T18">3. The Diffie-Helman algorithm can be used to securely create a shared private key without sharing any information that would allow a 3</text:span><text:span text:style-name="T28">rd</text:span><text:span text:style-name="T18"> party to compute it. </text:span><text:span text:style-name="T16">The Diffie-Hellman key exchange protocol is used to securely establish a shared secret key between two parties over an insecure channel, commonly employed in VPNs (Virtual Private Networks), secure messaging applications, and cryptographic protocols to enable secure communication and data exchange.</text:span></text:p>
      <text:p text:style-name="P19"><text:span text:style-name="T12">References:</text:span></text:p>
      <text:p text:style-name="P23"><text:span text:style-name="T13">1. Wolfram alpha (used for random num. generation): </text:span><text:a xlink:type="simple" xlink:href="https://www.wolframalpha.com/" text:style-name="Internet_20_link" text:visited-style-name="Visited_20_Internet_20_Link"><text:span text:style-name="T13">https://www.wolframalpha.com/</text:span></text:a></text:p>
      <text:p text:style-name="P23">2. Powermod calculator: <text:a xlink:type="simple" xlink:href="https://www.dcode.fr/modular-exponentiation" text:style-name="Internet_20_link" text:visited-style-name="Visited_20_Internet_20_Link">https://www.dcode.fr/modular-exponentiation</text:a></text:p>
      <text:p text:style-name="P23">3. Inverse powermod calculator: <text:a xlink:type="simple" xlink:href="https://www.dcode.fr/modular-inverse" text:style-name="Internet_20_link" text:visited-style-name="Visited_20_Internet_20_Link">https://www.dcode.fr/modular-inverse</text:a></text:p>
      <text:p text:style-name="P23">4. Big number multiplication calculator: <text:a xlink:type="simple" xlink:href="https://www.dcode.fr/big-numbers-multiplication" text:style-name="Internet_20_link" text:visited-style-name="Visited_20_Internet_20_Link">https://www.dcode.fr/big-numbers-multiplication</text:a></text:p>
      <text:p text:style-name="P24">5. Github repo: <text:a xlink:type="simple" xlink:href="https://github.com/muffindud/CS_Lab/tree/lab5/lab5" text:style-name="Internet_20_link" text:visited-style-name="Visited_20_Internet_20_Link">https://github.com/muffindud/CS_Lab/tree/lab5/lab5</text:a></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Ministry of Education, Research and Culture</text:p>
        <text:p text:style-name="MP1">Technical University of Moldova</text:p>
        <text:p text:style-name="MP1">Software Engineering and Automation Departments</text:p>
        <text:p text:style-name="Header"/>
      </style:header>
      <style:footer>
        <text:p text:style-name="MP2">Chisinau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rneliu Catlabuga</meta:initial-creator>
    <meta:editing-cycles>23</meta:editing-cycles>
    <meta:creation-date>2022-09-28T08:52:00</meta:creation-date>
    <dc:date>2023-11-16T09:31:24.815664775</dc:date>
    <meta:editing-duration>PT1H21M12S</meta:editing-duration>
    <meta:generator>LibreOffice/7.5.8.2$Linux_X86_64 LibreOffice_project/50$Build-2</meta:generator>
    <meta:document-statistic meta:table-count="0" meta:image-count="0" meta:object-count="0" meta:page-count="8" meta:paragraph-count="88" meta:word-count="665" meta:character-count="12030" meta:non-whitespace-character-count="11450"/>
    <meta:user-defined meta:name="AppVersion">16.0000</meta:user-defined>
    <meta:template xlink:type="simple" xlink:actuate="onRequest" xlink:title="Normal.dotm" xlink:href=""/>
  </office:meta>
</office:document-meta>
</file>